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8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4">
      <style:table-cell-properties fo:background-color="#ccccc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oof_truss_E_reactions" table:style-name="ta1" table:print-ranges="roof_truss_E_reactions.A1:roof_truss_E_reactions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3.59100525888248" calcext:value-type="float">
            <text:p>3.59</text:p>
          </table:table-cell>
          <table:table-cell table:formula="of:=[.I3]/[.$L$1]" office:value-type="float" office:value="4.76144822529137" calcext:value-type="float">
            <text:p>4.76</text:p>
          </table:table-cell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4.54593600000005" calcext:value-type="float">
            <text:p>4.55</text:p>
          </table:table-cell>
          <table:table-cell table:formula="of:=([.I4]-[.I3])/[.$L$1]" office:value-type="float" office:value="5.75432279470704" calcext:value-type="float">
            <text:p>5.75</text:p>
          </table:table-cell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9.51805350000002" calcext:value-type="float">
            <text:p>9.52</text:p>
          </table:table-cell>
          <table:table-cell table:formula="of:=([.I5]-[.I3])/[.$L$1]" office:value-type="float" office:value="12.0481133514179" calcext:value-type="float">
            <text:p>12.05</text:p>
          </table:table-cell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6.01389473897072" calcext:value-type="float">
            <text:p>-6.01</text:p>
          </table:table-cell>
          <table:table-cell table:formula="of:=([.I7]-[.I3])/0.6/[.$L$1]" office:value-type="float" office:value="-7.61248983299102" calcext:value-type="float">
            <text:p>-7.61</text:p>
          </table:table-cell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886196004045418" calcext:value-type="float">
            <text:p>-0.89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1.04279690922935" calcext:value-type="float">
            <text:p>-1.0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table:formula="of:=MAX([.F3:.F9])" office:value-type="float" office:value="8.6191328052148" calcext:value-type="float">
            <text:p>8.62</text:p>
          </table:table-cell>
          <table:table-cell table:number-columns-repeated="2"/>
          <table:table-cell table:style-name="ce7" table:formula="of:=MAX([.I3:.I9])" office:value-type="float" office:value="11.0418526441459" calcext:value-type="float">
            <text:p>11.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4.1389973838825" calcext:value-type="float">
            <text:p>14.14</text:p>
          </table:table-cell>
          <table:table-cell table:style-name="ce1"/>
          <table:table-cell/>
          <table:table-cell table:style-name="ce7" table:formula="of:=[.I10]/[.$L$1]" office:value-type="float" office:value="18.113275334885" calcext:value-type="float">
            <text:p>18.11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table:formula="of:=MAX([.F13:.F19])" office:value-type="float" office:value="9.1286701766847" calcext:value-type="float">
            <text:p>9.13</text:p>
          </table:table-cell>
          <table:table-cell table:number-columns-repeated="2"/>
          <table:table-cell table:style-name="ce7" table:formula="of:=MAX([.I13:.I19])" office:value-type="float" office:value="11.6896230408481" calcext:value-type="float">
            <text:p>11.6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4.9748526520418" calcext:value-type="float">
            <text:p>14.97</text:p>
          </table:table-cell>
          <table:table-cell table:style-name="ce1"/>
          <table:table-cell/>
          <table:table-cell table:style-name="ce7" table:formula="of:=[.I20]/[.$L$1]" office:value-type="float" office:value="19.1758908150395" calcext:value-type="float">
            <text:p>19.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3"/>
          <table:table-cell table:style-name="ce9" office:value-type="string" calcext:value-type="string" table:number-columns-spanned="3" table:number-rows-spanned="1">
            <text:p>Load on cantilever</text:p>
          </table:table-cell>
          <table:covered-table-cell table:style-name="ce12"/>
          <table:covered-table-cell table:style-name="ce11"/>
          <table:table-cell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5.77534181129999" calcext:value-type="float">
            <text:p>5.7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7.57840762618635" calcext:value-type="float">
            <text:p>7.58</text:p>
          </table:table-cell>
          <table:table-cell table:number-columns-repeated="3"/>
          <table:table-cell table:style-name="ce12" table:formula="of:=[.C23]" office:value-type="string" office:string-value="3E+2E" calcext:value-type="string">
            <text:p>3E+2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9.47398591092518" calcext:value-type="float">
            <text:p>9.47</text:p>
          </table:table-cell>
          <table:table-cell table:formula="of:=[.I23]/[.$L$1]" office:value-type="float" office:value="12.4317710403319" calcext:value-type="float">
            <text:p>12.43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4.0889495680995" calcext:value-type="float">
            <text:p>14.09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18.1000370546391" calcext:value-type="float">
            <text:p>18.10</text:p>
          </table:table-cell>
          <table:table-cell table:number-columns-repeated="3"/>
          <table:table-cell table:style-name="ce12" table:formula="of:=[.C24]" office:value-type="string" office:string-value="3E+2E" calcext:value-type="string">
            <text:p>3E+2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3.6378079999992" calcext:value-type="float">
            <text:p>13.64</text:p>
          </table:table-cell>
          <table:table-cell table:formula="of:=([.I24]-[.I23])/[.$L$1]" office:value-type="float" office:value="17.259890794706" calcext:value-type="float">
            <text:p>17.26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1.5775472249" calcext:value-type="float">
            <text:p>11.58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14.9229375252107" calcext:value-type="float">
            <text:p>14.92</text:p>
          </table:table-cell>
          <table:table-cell table:number-columns-repeated="3"/>
          <table:table-cell table:style-name="ce12" table:formula="of:=[.C25]" office:value-type="string" office:string-value="3E+2E" calcext:value-type="string">
            <text:p>3E+2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9.51805350000002" calcext:value-type="float">
            <text:p>9.52</text:p>
          </table:table-cell>
          <table:table-cell table:formula="of:=([.I25]-[.I23])/[.$L$1]" office:value-type="float" office:value="12.0481133514179" calcext:value-type="float">
            <text:p>12.05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16.3622016890996" calcext:value-type="float">
            <text:p>16.36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20.9780271217942" calcext:value-type="float">
            <text:p>20.98</text:p>
          </table:table-cell>
          <table:table-cell table:number-columns-repeated="3"/>
          <table:table-cell table:style-name="ce12" table:formula="of:=[.C26]" office:value-type="string" office:string-value="3E+2E" calcext:value-type="string">
            <text:p>3E+2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6.01389473897072" calcext:value-type="float">
            <text:p>-6.01</text:p>
          </table:table-cell>
          <table:table-cell table:formula="of:=([.I27]-[.I23])/0.6/[.$L$1]" office:value-type="float" office:value="-7.61248983299103" calcext:value-type="float">
            <text:p>-7.61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3.57569967157406" calcext:value-type="float">
            <text:p>3.58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4.79406334487155" calcext:value-type="float">
            <text:p>4.79</text:p>
          </table:table-cell>
          <table:table-cell table:number-columns-repeated="7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4.7124701935626" calcext:value-type="float">
            <text:p>14.71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18.889769049108" calcext:value-type="float">
            <text:p>18.89</text:p>
          </table:table-cell>
          <table:table-cell table:number-columns-repeated="7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26556308474895" calcext:value-type="float">
            <text:p>1.27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1.76270047508034" calcext:value-type="float">
            <text:p>1.76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16.3622016890996" calcext:value-type="float">
            <text:p>16.36</text:p>
          </table:table-cell>
          <table:table-cell table:number-columns-repeated="2"/>
          <table:table-cell table:style-name="ce7" table:formula="of:=MAX([.I23:.I29])" office:value-type="float" office:value="20.9780271217942" calcext:value-type="float">
            <text:p>20.98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64917440862827" calcext:value-type="float">
            <text:p>0.65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26.8408820359245" calcext:value-type="float">
            <text:p>26.84</text:p>
          </table:table-cell>
          <table:table-cell table:style-name="ce1"/>
          <table:table-cell/>
          <table:table-cell table:style-name="ce7" table:formula="of:=[.I30]/[.$L$1]" office:value-type="float" office:value="34.4127741499248" calcext:value-type="float">
            <text:p>34.41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0.934486923099171" calcext:value-type="float">
            <text:p>0.93</text:p>
          </table:table-cell>
          <table:table-cell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652193998413003" calcext:value-type="float">
            <text:p>0.65</text:p>
          </table:table-cell>
          <table:table-cell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412082791491372" calcext:value-type="float">
            <text:p>-0.41</text:p>
          </table:table-cell>
          <table:table-cell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table:formula="of:=MAX([.F34:.F41])" office:value-type="float" office:value="7.85210832738759" calcext:value-type="float">
            <text:p>7.85</text:p>
          </table:table-cell>
          <table:table-cell table:number-columns-repeated="2"/>
          <table:table-cell table:style-name="ce7" table:formula="of:=MAX([.I34:.I41])" office:value-type="float" office:value="12.6126495945638" calcext:value-type="float">
            <text:p>12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12.880755130229" calcext:value-type="float">
            <text:p>12.88</text:p>
          </table:table-cell>
          <table:table-cell table:style-name="ce1"/>
          <table:table-cell/>
          <table:table-cell table:style-name="ce7" table:formula="of:=[.I42]/[.$L$1]" office:value-type="float" office:value="20.690041985833" calcext:value-type="float">
            <text:p>20.69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8.6864473236252" calcext:value-type="float">
            <text:p>8.69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12.4578482799176" calcext:value-type="float">
            <text:p>12.46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14.2494214626398" calcext:value-type="float">
            <text:p>14.25</text:p>
          </table:table-cell>
          <table:table-cell table:formula="of:=[.I45]/[.$L$1]" office:value-type="float" office:value="20.4361028213871" calcext:value-type="float">
            <text:p>20.44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21.9410578954871" calcext:value-type="float">
            <text:p>21.94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30.712686649203" calcext:value-type="float">
            <text:p>30.71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1.7431275785136" calcext:value-type="float">
            <text:p>21.74</text:p>
          </table:table-cell>
          <table:table-cell table:formula="of:=([.I46]-[.I45])/[.$L$1]" office:value-type="float" office:value="29.9456009994839" calcext:value-type="float">
            <text:p>29.95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53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4.4886527372252" calcext:value-type="float">
            <text:p>14.49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19.8023781789419" calcext:value-type="float">
            <text:p>19.80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9.5180535" calcext:value-type="float">
            <text:p>9.52</text:p>
          </table:table-cell>
          <table:table-cell table:formula="of:=([.I47]-[.I45])/[.$L$1]" office:value-type="float" office:value="12.0481133514178" calcext:value-type="float">
            <text:p>12.05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22.9790593127216" calcext:value-type="float">
            <text:p>22.98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31.6573744811499" calcext:value-type="float">
            <text:p>31.66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6.01389473897072" calcext:value-type="float">
            <text:p>-6.01</text:p>
          </table:table-cell>
          <table:table-cell table:formula="of:=([.I49]-[.I45])/0.6/[.$L$1]" office:value-type="float" office:value="-7.61248983299117" calcext:value-type="float">
            <text:p>-7.61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6.48680518389927" calcext:value-type="float">
            <text:p>6.49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9.67350399860275" calcext:value-type="float">
            <text:p>9.67</text:p>
          </table:table-cell>
          <table:table-cell table:number-columns-repeated="7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1.3293278171846" calcext:value-type="float">
            <text:p>21.33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29.5691164084637" calcext:value-type="float">
            <text:p>29.57</text:p>
          </table:table-cell>
          <table:table-cell table:number-columns-repeated="7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3.01222646155024" calcext:value-type="float">
            <text:p>3.01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4.69036498365399" calcext:value-type="float">
            <text:p>4.6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table:formula="of:=MAX([.F45:.F51])" office:value-type="float" office:value="22.9790593127216" calcext:value-type="float">
            <text:p>22.98</text:p>
          </table:table-cell>
          <table:table-cell table:number-columns-repeated="2"/>
          <table:table-cell table:style-name="ce7" table:formula="of:=MAX([.I45:.I51])" office:value-type="float" office:value="31.6573744811499" calcext:value-type="float">
            <text:p>31.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37.6953072715249" calcext:value-type="float">
            <text:p>37.70</text:p>
          </table:table-cell>
          <table:table-cell table:style-name="ce1"/>
          <table:table-cell/>
          <table:table-cell table:style-name="ce7" table:formula="of:=[.I52]/[.$L$1]" office:value-type="float" office:value="51.9313885845635" calcext:value-type="float">
            <text:p>51.93</text:p>
          </table:table-cell>
          <table:table-cell table:number-columns-repeated="7"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0:48:43.52215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1T10:54:24.238035313</dc:date>
    <meta:editing-duration>PT2H12M37S</meta:editing-duration>
    <meta:editing-cycles>19</meta:editing-cycles>
    <meta:generator>LibreOffice/6.0.7.3$Linux_X86_64 LibreOffice_project/00m0$Build-3</meta:generator>
    <meta:document-statistic meta:table-count="1" meta:cell-count="411" meta:object-count="0"/>
  </office:meta>
</office:document-meta>
</file>